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Modifier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missionModifier.rename( String newPer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missionModifier.PermissionModifier( PermissionDao dao , Permission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Modifier.getModification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mission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mission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missionModifier.PermissionModifier( PermissionDao dao , String application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mission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Modifier.isUpdate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